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d2021"/>
      <style:paragraph-properties fo:margin-left="0in" fo:margin-right="-1in" fo:line-height="135%" fo:text-indent="0in" style:auto-text-indent="false" fo:background-color="#1d2021"/>
    </style:style>
    <style:style style:name="P2" style:family="paragraph" style:parent-style-name="Standard" style:master-page-name="Standard">
      <loext:graphic-properties draw:fill="solid" draw:fill-color="#1d2021"/>
      <style:paragraph-properties fo:margin-left="0in" fo:margin-right="-1in" fo:line-height="135%" fo:text-indent="0in" style:auto-text-indent="false" style:page-number="1" fo:background-color="#1d2021"/>
    </style:style>
    <style:style style:name="T1" style:family="text">
      <style:text-properties fo:color="#ebdbb2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fb4934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83a598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8ec07c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a89984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a8998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7" style:family="text">
      <style:text-properties fo:color="#c27010" style:font-name="Roboto" fo:font-size="10.5pt" style:font-name-asian="Roboto1" style:font-size-asian="10.5pt" style:font-name-complex="Roboto1" style:font-size-complex="10.5pt" fo:background-color="#ffffff"/>
    </style:style>
    <style:style style:name="T8" style:family="text">
      <style:text-properties fo:color="#d3869b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b8bb26" style:font-name="Courier New" fo:font-size="10.5pt" style:font-name-asian="Courier New1" style:font-size-asian="10.5pt" style:font-name-complex="Courier New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4"/></text:span><text:span text:style-name="T2">caracter </text:span><text:span text:style-name="T3">nome</text:span><text:span text:style-name="T1"> </text:span><text:span text:style-name="T4">=</text:span><text:span text:style-name="T1"> </text:span><text:span text:style-name="T5">"</text:span><text:span text:style-name="T7"> José Almeida da Silva</text:span><text:span text:style-name="T5">"; <text:s/>ou </text:span><text:span text:style-name="T2">caracter </text:span><text:span text:style-name="T3">nome</text:span><text:span text:style-name="T1"> </text:span><text:span text:style-name="T4">&lt;-</text:span><text:span text:style-name="T1"> </text:span><text:span text:style-name="T5">"</text:span><text:span text:style-name="T7"> José Almeida da Silva</text:span><text:span text:style-name="T5">";</text:span></text:p>
      <text:p text:style-name="P1"><text:span text:style-name="T1"><text:s text:c="4"/></text:span><text:span text:style-name="T2">inteiro</text:span><text:span text:style-name="T1"> </text:span><text:span text:style-name="T3">cpf</text:span><text:span text:style-name="T1"> </text:span><text:span text:style-name="T4">=</text:span><text:span text:style-name="T1"> </text:span><text:span text:style-name="T8">12345678900</text:span><text:span text:style-name="T5">;<text:tab/>ou </text:span><text:span text:style-name="T2">inteiro</text:span><text:span text:style-name="T1"> </text:span><text:span text:style-name="T3">cpf</text:span><text:span text:style-name="T1"> </text:span><text:span text:style-name="T4">&lt;-</text:span><text:span text:style-name="T1"> </text:span><text:span text:style-name="T8">12345678900</text:span><text:span text:style-name="T5">;</text:span></text:p>
      <text:p text:style-name="P1"><text:span text:style-name="T1"><text:s text:c="4"/></text:span><text:span text:style-name="T2">inteiro</text:span><text:span text:style-name="T1"> </text:span><text:span text:style-name="T3">rg</text:span><text:span text:style-name="T1"> </text:span><text:span text:style-name="T4">=</text:span><text:span text:style-name="T1"> </text:span><text:span text:style-name="T8">9517530</text:span><text:span text:style-name="T5">;<text:tab/>ou </text:span><text:span text:style-name="T2">inteiro</text:span><text:span text:style-name="T1"> </text:span><text:span text:style-name="T3">rg</text:span><text:span text:style-name="T1"> </text:span><text:span text:style-name="T4">&lt;-</text:span><text:span text:style-name="T1"> </text:span><text:span text:style-name="T8">9517530</text:span><text:span text:style-name="T5">;</text:span></text:p>
      <text:p text:style-name="P1"><text:span text:style-name="T1"><text:s text:c="4"/></text:span><text:span text:style-name="T2">real </text:span><text:span text:style-name="T3">altura</text:span><text:span text:style-name="T1"> </text:span><text:span text:style-name="T4">=</text:span><text:span text:style-name="T1"> </text:span><text:span text:style-name="T8">1.78</text:span><text:span text:style-name="T5">;<text:tab/>ou </text:span><text:span text:style-name="T2">real </text:span><text:span text:style-name="T3">altura</text:span><text:span text:style-name="T1"> </text:span><text:span text:style-name="T4">&lt;-</text:span><text:span text:style-name="T1"> </text:span><text:span text:style-name="T8">1.78</text:span><text:span text:style-name="T5">;</text:span></text:p>
      <text:p text:style-name="P1"><text:span text:style-name="T1"><text:s text:c="4"/></text:span><text:span text:style-name="T2">caracter </text:span><text:span text:style-name="T3">endereco</text:span><text:span text:style-name="T1"> </text:span><text:span text:style-name="T4">=</text:span><text:span text:style-name="T1"> </text:span><text:span text:style-name="T5">"</text:span><text:span text:style-name="T9">Rua A, 380 - Centro - Recife/PE</text:span><text:span text:style-name="T5">";</text:span></text:p>
      <text:p text:style-name="Standard"/>
      <text:p text:style-name="Standard"/>
      <text:p text:style-name="Standard">declarei criei as supostas variáveis declarando primeiro o seu tipo e após isso atribuindo o valor para dentro da variá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74" meta:character-count="432" meta:non-whitespace-character-count="343"/>
    <meta:generator>LibreOfficeDev/6.0.5.2$Linux_X86_64 LibreOffice_project/</meta:generator>
  </office:meta>
</office:document-meta>
</file>